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IS-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  <table:table-cell office:value-type="string" calcext:value-type="string">
            <text:p>load_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2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53(c)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66(c)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63<text:span text:style-name="T1">(</text:span>c<text:span text:style-name="T1">)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16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197<text:span text:style-name="T1">(</text:span>c<text:span text:style-name="T1">)</text:span>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1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216<text:span text:style-name="T1">(</text:span>c<text:span text:style-name="T1">)</text:span>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5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215<text:span text:style-name="T1">(</text:span>c<text:span text:style-name="T1">)</text:span>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-30<text:span text:style-name="T1">(</text:span>c<text:span text:style-name="T1">)</text:span></text:p>
          </table:table-cell>
          <table:table-cell office:value-type="float" office:value="0.58" calcext:value-type="float">
            <text:p>0.58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4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.53</text:p>
          </table:table-cell>
          <table:table-cell office:value-type="float" office:value="0.36" calcext:value-type="float">
            <text:p>0.36</text:p>
          </table:table-cell>
          <table:table-cell office:value-type="float" office:value="-27.5" calcext:value-type="float">
            <text:p>-27.5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office:value-type="float" office:value="-36" calcext:value-type="float">
            <text:p>-36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4-26_17-10_app1</text:p>
          </table:table-cell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60(c)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4-23_15-20_app1</text:p>
          </table:table-cell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  <table:table-cell office:value-type="float" office:value="1.12" calcext:value-type="float">
            <text:p>1.1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300(c)</text:p>
          </table:table-cell>
          <table:table-cell office:value-type="float" office:value="1.14" calcext:value-type="float">
            <text:p>1.1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4-30_12-49_app1</text:p>
          </table:table-cell>
          <table:table-cell office:value-type="float" office:value="15000" calcext:value-type="float">
            <text:p>15000</text:p>
          </table:table-cell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149<text:span text:style-name="T1">(</text:span>c<text:span text:style-name="T1">)</text:span></text:p>
          </table:table-cell>
          <table:table-cell office:value-type="float" office:value="0.56" calcext:value-type="float">
            <text:p>0.56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2_11-49_app1</text:p>
          </table:table-cell>
          <table:table-cell office:value-type="float" office:value="15000" calcext:value-type="float">
            <text:p>1500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275<text:span text:style-name="T1">(</text:span>c<text:span text:style-name="T1">)</text:span></text:p>
          </table:table-cell>
          <table:table-cell office:value-type="float" office:value="1.71" calcext:value-type="float">
            <text:p>1.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287<text:span text:style-name="T1">(</text:span>c<text:span text:style-name="T1">)</text:span></text:p>
          </table:table-cell>
          <table:table-cell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320<text:span text:style-name="T1">(</text:span>c<text:span text:style-name="T1">)</text:span></text:p>
          </table:table-cell>
          <table:table-cell office:value-type="float" office:value="2.32" calcext:value-type="float">
            <text:p>2.3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1-34_app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oo few instanc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119, 80), (43, 80), (30, 80)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4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251<text:span text:style-name="T1">(</text:span>c<text:span text:style-name="T1">)</text:span></text:p>
          </table:table-cell>
          <table:table-cell office:value-type="float" office:value="1.97" calcext:value-type="float">
            <text:p>1.97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6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344<text:span text:style-name="T1">(</text:span>c<text:span text:style-name="T1">)</text:span>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12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412<text:span text:style-name="T1">(</text:span>c<text:span text:style-name="T1">)</text:span></text:p>
          </table:table-cell>
          <table:table-cell office:value-type="float" office:value="1.17" calcext:value-type="float">
            <text:p>1.17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1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.32" calcext:value-type="float">
            <text:p>2.3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291<text:span text:style-name="T1">(</text:span>c<text:span text:style-name="T1">)</text:span></text:p>
          </table:table-cell>
          <table:table-cell office:value-type="float" office:value="2.1" calcext:value-type="float">
            <text:p>2.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3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.45" calcext:value-type="float">
            <text:p>1.4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329<text:span text:style-name="T1">(</text:span>c<text:span text:style-name="T1">)</text:span></text:p>
          </table:table-cell>
          <table:table-cell office:value-type="float" office:value="4.15" calcext:value-type="float">
            <text:p>4.15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5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374<text:span text:style-name="T1">(</text:span>c<text:span text:style-name="T1">)</text:span></text:p>
          </table:table-cell>
          <table:table-cell office:value-type="float" office:value="1.01" calcext:value-type="float">
            <text:p>1.01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7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96<text:span text:style-name="T1">(</text:span>c<text:span text:style-name="T1">)</text:span></text:p>
          </table:table-cell>
          <table:table-cell office:value-type="float" office:value="1.85" calcext:value-type="float">
            <text:p>1.85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9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204<text:span text:style-name="T1">(</text:span>c<text:span text:style-name="T1">)</text:span></text:p>
          </table:table-cell>
          <table:table-cell office:value-type="float" office:value="1.61" calcext:value-type="float">
            <text:p>1.61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52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-128<text:span text:style-name="T1">(</text:span>c<text:span text:style-name="T1">)</text:span></text:p>
          </table:table-cell>
          <table:table-cell office:value-type="float" office:value="1.02" calcext:value-type="float">
            <text:p>1.02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1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-603<text:span text:style-name="T1">(</text:span>c<text:span text:style-name="T1">)</text:span></text:p>
          </table:table-cell>
          <table:table-cell office:value-type="float" office:value="1.64" calcext:value-type="float">
            <text:p>1.6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2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675<text:span text:style-name="T1">(</text:span>c<text:span text:style-name="T1">)</text:span></text:p>
          </table:table-cell>
          <table:table-cell office:value-type="float" office:value="1.38" calcext:value-type="float">
            <text:p>1.38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4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.94" calcext:value-type="float">
            <text:p>3.9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-424<text:span text:style-name="T1">(</text:span>c<text:span text:style-name="T1">)</text:span></text:p>
          </table:table-cell>
          <table:table-cell office:value-type="float" office:value="3.84" calcext:value-type="float">
            <text:p>3.84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1:45:40.6122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5-02T11:50:21.861634305</dc:date>
    <meta:editing-duration>P17DT21H6M56S</meta:editing-duration>
    <meta:editing-cycles>53</meta:editing-cycles>
    <meta:generator>LibreOffice/5.1.6.2$Linux_X86_64 LibreOffice_project/10m0$Build-2</meta:generator>
    <meta:document-statistic meta:table-count="1" meta:cell-count="805" meta:object-count="0"/>
  </office:meta>
</office:document-meta>
</file>